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LanguagesConfig.getDefaul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LanguagesConfig.getExpressionLangu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LanguagesConfig.ExpressionLanguagesConfig( String defaultLanguage , ExpressionLanguageConfig [ ] expressionLangu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